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00000003006D1E6B3D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4.999cm" svg:height="3.749cm" svg:x="-0.499cm" svg:y="0.126cm">
          <draw:image xlink:href="Pictures/1000000000000400000003006D1E6B3D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4cm" fo:page-height="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6-11T13:34:58.246000000</meta:creation-date>
    <dc:date>2025-06-11T14:43:59.580000000</dc:date>
    <meta:editing-duration>PT58M27S</meta:editing-duration>
    <meta:editing-cycles>1</meta:editing-cycles>
    <meta:document-statistic meta:object-count="1"/>
    <meta:generator>LibreOffice/24.8.4.2$Windows_X86_64 LibreOffice_project/bb3cfa12c7b1bf994ecc5649a80400d06cd71002</meta:generator>
  </office:meta>
</office:document-meta>
</file>